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山のふもとに村がありましたけれど、
そこまで辛抱できそう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たぶ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を言うと、牢屋にいたころからちょっと
催してた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さっきの利尿粉で・・・急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立ち止まっている場合ではあり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急ぎ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</text:p>
          </table:table-cell>
          <table:table-cell table:style-name="ce0" office:value-type="string">
            <text:p>Map018
</text:p>
          </table:table-cell>
          <table:table-cell table:style-name="ce0"/>
          <table:table-cell table:style-name="ce0" office:value-type="string">
            <text:p>Su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